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9191" officeooo:paragraph-rsid="00049191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officeooo:rsid="00049191" officeooo:paragraph-rsid="00049191" style:font-weight-asian="bold" style:font-weight-complex="bold"/>
    </style:style>
    <style:style style:name="P3" style:family="paragraph" style:parent-style-name="Text_20_body" style:list-style-name="L2"/>
    <style:style style:name="P4" style:family="paragraph" style:parent-style-name="Text_20_body">
      <style:text-properties fo:color="#000000" style:text-underline-style="solid" style:text-underline-width="auto" style:text-underline-color="font-color" fo:font-weight="bold" officeooo:rsid="00049191" officeooo:paragraph-rsid="00049191" style:font-weight-asian="bold" style:font-weight-complex="bold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Roboto" fo:font-size="10.5pt" fo:letter-spacing="normal" fo:font-style="normal" fo:font-weight="normal" fo:background-color="transparent" loext:padding="0cm" loext:border="none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Roboto" fo:font-size="10.5pt" fo:letter-spacing="normal" fo:font-style="normal" fo:font-weight="bold" officeooo:paragraph-rsid="00049191" fo:background-color="transparent" loext:padding="0cm" loext:border="none"/>
    </style:style>
    <style:style style:name="T1" style:family="text">
      <style:text-properties style:text-underline-style="solid" style:text-underline-width="auto" style:text-underline-color="font-color" officeooo:rsid="00049191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HR DATA ANALYTICS USING POWER-BI TOOL</text:span></text:p>
      <text:p text:style-name="P7"><text:span text:style-name="T1"/></text:p>
      <text:list xml:id="list1379791655" text:style-name="L1">
        <text:list-item>
          <text:p text:style-name="P6">Data Cleaning &amp; Processing in Power BI </text:p>
        </text:list-item>
        <text:list-item>
          <text:p text:style-name="P6">Power BI Dashboard Setup </text:p>
        </text:list-item>
        <text:list-item>
          <text:p text:style-name="P6">Import data in Power BI </text:p>
        </text:list-item>
        <text:list-item>
          <text:p text:style-name="P6">Power Query in Power BI </text:p>
        </text:list-item>
        <text:list-item>
          <text:p text:style-name="P6">DAX in Power BI </text:p>
        </text:list-item>
        <text:list-item>
          <text:p text:style-name="P6">Measures and Calculations in Power BI </text:p>
        </text:list-item>
        <text:list-item>
          <text:p text:style-name="P6">Charts in Power BI </text:p>
        </text:list-item>
        <text:list-item>
          <text:p text:style-name="P6">Filters and Slicers in Power BI </text:p>
        </text:list-item>
        <text:list-item>
          <text:p text:style-name="P6">Dashboard in Power BI </text:p>
        </text:list-item>
        <text:list-item>
          <text:p text:style-name="P6">Export Power BI Dashboard </text:p>
        </text:list-item>
        <text:list-item>
          <text:p text:style-name="P6">Insights from Dashboard </text:p>
        </text:list-item>
      </text:list>
      <text:p text:style-name="P1"/>
      <text:p text:style-name="P2">Description:</text:p>
      <text:p text:style-name="P4">In this project, I analyzed HR data to generate actionable insights, leveraging Power BI for end-to-end data analytics. The key highlights include:</text:p>
      <text:list xml:id="list4259349947" text:style-name="L2">
        <text:list-item>
          <text:p text:style-name="P5"><text:span text:style-name="Strong_20_Emphasis">Data Cleaning &amp; Processing</text:span>: Transformed raw HR datasets into a structured format for analysis.</text:p>
        </text:list-item>
        <text:list-item>
          <text:p text:style-name="P5"><text:span text:style-name="Strong_20_Emphasis">Data Import &amp; Power Query</text:span>: Imported datasets into Power BI and utilized Power Query for advanced data transformations.</text:p>
        </text:list-item>
        <text:list-item>
          <text:p text:style-name="P5"><text:span text:style-name="Strong_20_Emphasis">DAX Formulas</text:span>: Created custom calculations and measures to compute KPIs such as average salary, attrition rates, and departmental performance.</text:p>
        </text:list-item>
        <text:list-item>
          <text:p text:style-name="P5"><text:span text:style-name="Strong_20_Emphasis">Interactive Dashboards</text:span>: Designed visually appealing and user-friendly dashboards showcasing metrics like attrition by age, department-wise performance, and salary distributions.</text:p>
        </text:list-item>
        <text:list-item>
          <text:p text:style-name="P5"><text:span text:style-name="Strong_20_Emphasis">Charts, Filters &amp; Slicers</text:span>: Integrated dynamic charts, slicers, and filters for better exploration of data.</text:p>
        </text:list-item>
        <text:list-item>
          <text:p text:style-name="P5"><text:span text:style-name="Strong_20_Emphasis">Insights &amp; Reporting</text:span>: Extracted key insights, such as age groups with higher attrition rates and departmental trends, aiding data-driven HR decisions.</text:p>
        </text:list-item>
        <text:list-item>
          <text:p text:style-name="P3"><text:span text:style-name="Strong_20_Emphasis">Dashboard Export</text:span>: Delivered a comprehensive dashboard for stakeholders to interact with offline.</text:p>
        </text:list-item>
      </text:list>
      <text:p text:style-name="Text_20_body">This project demonstrates my ability to work with real-world datasets, employ data visualization best practices, and provide insights that drive business outcomes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4T12:00:06.261207677</meta:creation-date>
    <dc:date>2024-12-14T12:11:45.172492978</dc:date>
    <meta:editing-duration>PT24S</meta:editing-duration>
    <meta:editing-cycles>1</meta:editing-cycles>
    <meta:document-statistic meta:table-count="0" meta:image-count="0" meta:object-count="0" meta:page-count="1" meta:paragraph-count="22" meta:word-count="239" meta:character-count="1548" meta:non-whitespace-character-count="1338"/>
    <meta:generator>LibreOffice/6.4.7.2$Linux_X86_64 LibreOffice_project/40$Build-2</meta:generator>
  </office:meta>
</office:document-meta>
</file>